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Hidden Nodes</text:p>
          </table:table-cell>
          <table:table-cell office:value-type="string">
            <text:p>Epoch Converged At</text:p>
          </table:table-cell>
          <table:table-cell>
            <draw:frame table:end-cell-address="Sheet1.J28" table:end-x="1.536cm" table:end-y="0.032cm" draw:z-index="0" draw:style-name="gr1" draw:text-style-name="P1" svg:width="17.254cm" svg:height="11.893cm" svg:x="0.089cm" svg:y="0.095cm">
              <draw:object draw:notify-on-update-of-ranges="Sheet1.A1:Sheet1.A1 Sheet1.A2:Sheet1.A54 Sheet1.B1:Sheet1.B1 Sheet1.B2:Sheet1.B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1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1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1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2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2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2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2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2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2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2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3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4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5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5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string">
            <text:p>52</text:p>
          </table:table-cell>
          <table:table-cell office:value-type="float" office:value="-1">
            <text:p>-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4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Mostert</meta:initial-creator>
    <meta:creation-date>2015-05-28T13:38:18</meta:creation-date>
    <dc:date>2015-05-28T14:12:22</dc:date>
    <dc:creator>Werner Mostert</dc:creator>
    <meta:editing-duration>PT34M5S</meta:editing-duration>
    <meta:editing-cycles>2</meta:editing-cycles>
    <meta:generator>OpenOffice/4.0.1$Unix OpenOffice.org_project/401m5$Build-9714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5cm" svg:height="11.894cm" xlink:href=".." xlink:type="simple" chart:class="chart:bar" chart:style-name="ch1">
        <chart:title svg:x="6.459cm" svg:y="0.373cm" chart:style-name="ch2">
          <text:p>Epochs to Converge</text:p>
        </chart:title>
        <chart:subtitle svg:x="4.222cm" svg:y="1.411cm" chart:style-name="ch3">
          <text:p>Averages for Hidden Nodes Paramater Set 0 to 51</text:p>
        </chart:subtitle>
        <chart:plot-area chart:style-name="ch4" table:cell-range-address="Sheet1.A1:Sheet1.B54" chart:data-source-has-labels="both" svg:x="1.317cm" svg:y="2.323cm" svg:width="15.248cm" svg:height="8.39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13cm" svg:y="2.394cm" svg:width="14.293cm" svg:height="7.2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835cm" svg:y="10.953cm" chart:style-name="ch6">
              <text:p>Hidden Nodes </text:p>
            </chart:title>
            <chart:categories table:cell-range-address="Sheet1.A2:Sheet1.A54"/>
          </chart:axis>
          <chart:axis chart:dimension="y" chart:name="primary-y" chart:style-name="ch7">
            <chart:title svg:x="0.451cm" svg:y="8.688cm" chart:style-name="ch8">
              <text:p>Epoch Number Converged At 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heet1.B2:Sheet1.B54" chart:label-cell-address="Sheet1.B1:Sheet1.B1" chart:class="chart:ba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Converged A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2:Sheet1.A54</svg:desc>
                </draw:g>
              </table:table-cell>
              <table:table-cell office:value-type="float" office:value="0">
                <text:p>0</text:p>
                <draw:g>
                  <svg:desc>Sheet1.B2:Sheet1.B5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